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4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DefaultGrasSol">
      <style:text-properties style:font-name="Arial" fo:font-size="11pt" style:font-size-asian="11pt" style:font-size-complex="11pt"/>
    </style:style>
    <style:style style:name="P31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3" style:family="paragraph" style:parent-style-name="DefaultPushToEnd"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6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1" style:font-name-complex="Courier New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style:font-name="Ari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%#include PCdacHeader#%</text:p>
      <text:p text:style-name="P4"/>
      <text:p text:style-name="P5"><text:span text:style-name="T2">%=COPIE_A=%</text:span> <text:tab/><text:tab/></text:p>
      <text:p text:style-name="P7">%=NO_DECISION=%</text:p>
      <text:p text:style-name="P5">%=AYANT_DROIT=%<text:tab/></text:p>
      <text:p text:style-name="P5"/>
      <text:p text:style-name="P7">%=DECISION_DU=%</text:p>
      <text:p text:style-name="P5">%=remLineWhenBlank(ANNULE_REMPLACE)=%</text:p>
      <text:p text:style-name="P5"/>
      <text:p text:style-name="P5"/>
      <text:p text:style-name="P25">%=POLITESSE=%<text:line-break/></text:p>
      <text:p text:style-name="P28">%=INTRO=%</text:p>
      <text:p text:style-name="P28"/>
      <text:p text:style-name="P23">%=CONFORM_LEGISLATION=%</text:p>
      <text:p text:style-name="P28"/>
      <text:p text:style-name="P23">%=VALABLE_DECISION =%</text:p>
      <text:p text:style-name="P30"><draw:frame draw:style-name="fr1" draw:name="Cadre1" text:anchor-type="paragraph" svg:y="0.201cm" svg:width="16.773cm" draw:z-index="0"><draw:text-box fo:min-height="1.746cm"><text:p text:style-name="P34"><text:tab/><text:span text:style-name="T3">%=B_PERIODE_CALCUL=%<text:tab/>%=PERIODE_CALCUL=%</text:span></text:p><text:p text:style-name="P34"><text:span text:style-name="T3"/></text:p><text:p text:style-name="P34"><text:span text:style-name="T3"/></text:p><text:p text:style-name="P3"><text:tab/>%=B_PRESTATION_MENS=%<text:tab/>%=PRESTATION_MENS=%</text:p></draw:text-box></draw:frame><text:line-break/>%=remLineWhenBlank(PERSONNES_COMPRISE,1)=%</text:p>
      <text:p text:style-name="P13">%=remLineWhenBlank(MEMBRES_FAMILLES,1)=%</text:p>
      <text:p text:style-name="P5"/>
      <text:p text:style-name="P30">%=remLineWhenBlank(REDUCTION_PRIMES,1)=%</text:p>
      <text:p text:style-name="P24">%=remLineWhenBlank(B_REDUCTION_PRIMES,1)=%</text:p>
      <text:p text:style-name="P24"/>
      <text:p text:style-name="P30">%=remLineWhenBlank(VERSEMENT_PC,1)=%</text:p>
      <text:p text:style-name="P15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1">%{RM_IF_NO_DATA:true}%</text:p>
          </table:table-cell>
          <table:table-cell table:style-name="tabVersement.A1" office:value-type="string">
            <text:p text:style-name="P17"/>
          </table:table-cell>
          <table:table-cell table:style-name="tabVersement.A1" office:value-type="string">
            <text:p text:style-name="P17"/>
          </table:table-cell>
        </table:table-row>
        <table:table-row>
          <table:table-cell table:style-name="tabVersement.A1" office:value-type="string">
            <text:p text:style-name="P32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9"/>
      <text:p text:style-name="P30">%=remLineWhenBlank(REMARQUES,1)=%</text:p>
      <text:p text:style-name="P5">%=remLineWhenBlank(TXT_REMARQUES,1)=%</text:p>
      <text:p text:style-name="P8"/>
      <text:p text:style-name="P16"/>
      <text:p text:style-name="P30">%=remLineWhenBlank(OBLIGATION_RENSEIGNER,1)=%</text:p>
      <text:p text:style-name="P16">%=remLineWhenBlank(B_OBLIGATION_RENSEIGNER,1)=%</text:p>
      <text:p text:style-name="P13"/>
      <text:p text:style-name="P30">%=remLineWhenBlank(INFORMATIONS,1)=%</text:p>
      <text:p text:style-name="P13">%=remLineWhenBlank(B_INFORMATIONS_1,1)=%</text:p>
      <text:list xml:id="list33785281" text:style-name="L1">
        <text:list-item>
          <text:p text:style-name="P36">%=remLineWhenBlank(B_INFORMATIONS_2,1)=%</text:p>
        </text:list-item>
      </text:list>
      <text:p text:style-name="P13"/>
      <text:p text:style-name="P6">%=remLineWhenBlank(B_INFORMATIONS_3,1)=%</text:p>
      <text:p text:style-name="P6"/>
      <text:p text:style-name="P30">%=remLineWhenBlank(MOYENS_DROITS,1)=%</text:p>
      <text:p text:style-name="P13">%=remLineWhenBlank(B_MOYENS_DROITS,1)=%</text:p>
      <text:p text:style-name="P22"/>
      <text:p text:style-name="P27"><text:soft-page-break/>%=SALUTATIONS=%</text:p>
      <text:p text:style-name="P14"/>
      <text:p text:style-name="P11"><text:tab/><text:span text:style-name="T8">%#include PCsignatureDAC#%</text:span></text:p>
      <text:p text:style-name="P11"/>
      <text:p text:style-name="P11"/>
      <text:p text:style-name="P33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18">%=ANNEXE=%</text:p>
          </table:table-cell>
          <table:table-cell table:style-name="TableauAnnexeCopie.A1" office:value-type="string">
            <text:p text:style-name="P19">%=ANNEXES=%</text:p>
          </table:table-cell>
        </table:table-row>
        <table:table-row>
          <table:table-cell table:style-name="TableauAnnexeCopie.A1" office:value-type="string">
            <text:p text:style-name="P20">%=COPIE=%</text:p>
          </table:table-cell>
          <table:table-cell table:style-name="TableauAnnexeCopie.A1" office:value-type="string">
            <text:p text:style-name="P21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08T16:33:17.44</dc:date>
    <meta:print-date>2011-02-22T10:58:36</meta:print-date>
    <meta:editing-cycles>197</meta:editing-cycles>
    <meta:editing-duration>P3DT17H14M15S</meta:editing-duration>
    <meta:document-statistic meta:table-count="2" meta:image-count="0" meta:object-count="0" meta:page-count="2" meta:paragraph-count="42" meta:word-count="52" meta:character-count="1269"/>
    <meta:user-defined meta:name="Info 1"/>
    <meta:user-defined meta:name="Info 2"/>
    <meta:user-defined meta:name="Info 3"/>
    <meta:user-defined meta:name="Info 4"/>
  </office:meta>
</office:document-meta>
</file>